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top="0cm" fo:margin-bottom="0cm" table:align="center" style:writing-mode="lr-tb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252cm"/>
    </style:style>
    <style:style style:name="Tabla1.D" style:family="table-column">
      <style:table-column-properties style:column-width="2.97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2.748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2" style:family="table">
      <style:table-properties style:width="18.494cm" fo:margin-top="0cm" fo:margin-bottom="0cm" table:align="center" style:writing-mode="lr-tb"/>
    </style:style>
    <style:style style:name="Tabla2.A" style:family="table-column">
      <style:table-column-properties style:column-width="6.493cm"/>
    </style:style>
    <style:style style:name="Tabla2.B" style:family="table-column">
      <style:table-column-properties style:column-width="6.251cm"/>
    </style:style>
    <style:style style:name="Tabla2.C" style:family="table-column">
      <style:table-column-properties style:column-width="1.916cm"/>
    </style:style>
    <style:style style:name="Tabla2.D" style:family="table-column">
      <style:table-column-properties style:column-width="1.9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" style:family="table">
      <style:table-properties style:width="19.754cm" fo:margin-top="0cm" fo:margin-bottom="0cm" table:align="center" style:writing-mode="lr-tb"/>
    </style:style>
    <style:style style:name="Tabla3.A" style:family="table-column">
      <style:table-column-properties style:column-width="2.752cm"/>
    </style:style>
    <style:style style:name="Tabla3.B" style:family="table-column">
      <style:table-column-properties style:column-width="2.251cm"/>
    </style:style>
    <style:style style:name="Tabla3.C" style:family="table-column">
      <style:table-column-properties style:column-width="2.75cm"/>
    </style:style>
    <style:style style:name="Tabla3.D" style:family="table-column">
      <style:table-column-properties style:column-width="3.249cm"/>
    </style:style>
    <style:style style:name="Tabla3.E" style:family="table-column">
      <style:table-column-properties style:column-width="2.252cm"/>
    </style:style>
    <style:style style:name="Tabla3.G" style:family="table-column">
      <style:table-column-properties style:column-width="1.501cm"/>
    </style:style>
    <style:style style:name="Tabla3.H" style:family="table-column">
      <style:table-column-properties style:column-width="1.7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3" style:family="table-row">
      <style:table-row-properties style:min-row-height="0.732cm" fo:keep-together="auto"/>
    </style:style>
    <style:style style:name="Tabla3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D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E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4" style:family="table-row">
      <style:table-row-properties style:min-row-height="0.741cm" fo:keep-together="auto"/>
    </style:style>
    <style:style style:name="Tabla3.A4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9.914cm" fo:margin-top="0cm" fo:margin-bottom="0cm" table:align="center" style:writing-mode="lr-tb"/>
    </style:style>
    <style:style style:name="Tabla4.A" style:family="table-column">
      <style:table-column-properties style:column-width="19.914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495cm" fo:margin-top="0cm" fo:margin-bottom="0cm" table:align="center" style:writing-mode="lr-tb"/>
    </style:style>
    <style:style style:name="Tabla5.A" style:family="table-column">
      <style:table-column-properties style:column-width="7.586cm"/>
    </style:style>
    <style:style style:name="Tabla5.B" style:family="table-column">
      <style:table-column-properties style:column-width="2.711cm"/>
    </style:style>
    <style:style style:name="Tabla5.C" style:family="table-column">
      <style:table-column-properties style:column-width="9.197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74cm" fo:margin-left="0.018cm" fo:margin-top="0cm" fo:margin-bottom="0cm" table:align="left" style:writing-mode="lr-tb"/>
    </style:style>
    <style:style style:name="Tabla6.A" style:family="table-column">
      <style:table-column-properties style:column-width="4.939cm"/>
    </style:style>
    <style:style style:name="Tabla6.B" style:family="table-column">
      <style:table-column-properties style:column-width="4.997cm"/>
    </style:style>
    <style:style style:name="Tabla6.C" style:family="table-column">
      <style:table-column-properties style:column-width="4.96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3335b5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3" style:family="paragraph" style:parent-style-name="Standard">
      <style:paragraph-properties fo:line-height="0.353cm"/>
    </style:style>
    <style:style style:name="P14" style:family="paragraph" style:parent-style-name="Standard">
      <style:text-properties style:font-name="Calibri1" officeooo:paragraph-rsid="0032f0f8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Calibri2" fo:font-size="10pt" style:font-size-asian="10pt" style:font-size-complex="10pt"/>
    </style:style>
    <style:style style:name="P17" style:family="paragraph" style:parent-style-name="Standard">
      <style:text-properties style:font-name="Calibri2" fo:font-size="10pt" officeooo:rsid="001ebd49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0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1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2" style:family="paragraph" style:parent-style-name="Standard">
      <style:text-properties officeooo:paragraph-rsid="0032f0f8"/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5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301242" style:font-name-asian="Arial1" style:font-size-asian="10pt" style:font-weight-asian="bold" style:font-name-complex="Arial1" style:font-size-complex="10pt"/>
    </style:style>
    <style:style style:name="P26" style:family="paragraph" style:parent-style-name="Standard">
      <style:paragraph-properties fo:margin-left="0cm" fo:margin-right="-0.049cm" fo:text-indent="0cm" style:auto-text-indent="false"/>
      <style:text-properties style:font-name="Calibri2" fo:font-size="10pt" style:font-size-asian="10pt" style:font-size-complex="10pt"/>
    </style:style>
    <style:style style:name="P27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28" style:family="paragraph" style:parent-style-name="Standard">
      <style:paragraph-properties fo:margin-left="0.18cm" fo:margin-right="0cm" fo:text-indent="0cm" style:auto-text-indent="false"/>
    </style:style>
    <style:style style:name="P29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0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.113cm" fo:margin-right="0cm" fo:text-indent="0cm" style:auto-text-indent="false"/>
      <style:text-properties style:font-name="Calibri2" fo:font-size="10pt" style:font-size-asian="10pt" style:font-size-complex="10pt"/>
    </style:style>
    <style:style style:name="P33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4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6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7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38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name-asian="Arial1" style:font-size-asian="10pt" style:font-style-asian="italic" style:font-weight-asian="bold" style:font-name-complex="Arial1" style:font-size-complex="10pt"/>
    </style:style>
    <style:style style:name="P39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0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1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2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3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4" style:family="paragraph" style:parent-style-name="Standard">
      <style:paragraph-properties fo:margin-left="0.25cm" fo:margin-right="0cm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font-name-asian="Arial1" style:font-size-asian="10pt" style:font-name-complex="Arial1" style:font-size-complex="10pt"/>
    </style:style>
    <style:style style:name="P46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7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3335b5" style:font-name-asian="Arial1" style:font-size-asian="9pt" style:font-name-complex="Arial1" style:font-size-complex="9pt"/>
    </style:style>
    <style:style style:name="P48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style:font-name="Calibri1" officeooo:rsid="007e266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Arial1" style:font-weight-asian="bold" style:font-name-complex="Arial1"/>
    </style:style>
    <style:style style:name="T6" style:family="text">
      <style:text-properties fo:font-weight="bold" style:font-name-asian="Arial1" style:font-weight-asian="bold" style:font-name-complex="Arial1" style:text-scale="99%"/>
    </style:style>
    <style:style style:name="T7" style:family="text">
      <style:text-properties style:text-underline-style="none"/>
    </style:style>
    <style:style style:name="T8" style:family="text">
      <style:text-properties style:font-name="Calibri2" style:text-underline-style="none"/>
    </style:style>
    <style:style style:name="T9" style:family="text">
      <style:text-properties style:font-name="Calibri2" fo:font-size="10pt" fo:language="es" fo:country="ES" style:font-size-asian="10pt" style:font-size-complex="10pt"/>
    </style:style>
    <style:style style:name="T10" style:family="text">
      <style:text-properties style:font-name="Calibri2" fo:font-size="10pt" fo:language="es" fo:country="ES" officeooo:rsid="001b8e11" style:font-size-asian="10pt" style:font-size-complex="10pt"/>
    </style:style>
    <style:style style:name="T11" style:family="text">
      <style:text-properties style:font-name="Calibri2" fo:font-size="10pt" officeooo:rsid="004e950d" style:font-size-asian="10pt" style:font-size-complex="10pt"/>
    </style:style>
    <style:style style:name="T12" style:family="text">
      <style:text-properties style:font-name="Calibri2" fo:font-size="10pt" officeooo:rsid="001ebd49" style:font-size-asian="10pt" style:font-size-complex="10pt"/>
    </style:style>
    <style:style style:name="T13" style:family="text">
      <style:text-properties style:font-name="Calibri2" fo:font-size="10pt" officeooo:rsid="00643dc8" style:font-size-asian="10pt" style:font-size-complex="10pt"/>
    </style:style>
    <style:style style:name="T14" style:family="text">
      <style:text-properties style:font-name="Calibri2" fo:font-size="10pt" officeooo:rsid="00644ec5" style:font-size-asian="10pt" style:font-size-complex="10pt"/>
    </style:style>
    <style:style style:name="T15" style:family="text">
      <style:text-properties style:font-name="Calibri2" fo:font-size="10pt" officeooo:rsid="00561009" style:font-size-asian="10pt" style:font-size-complex="10pt"/>
    </style:style>
    <style:style style:name="T16" style:family="text">
      <style:text-properties style:font-name="Calibri2" fo:font-size="10pt" officeooo:rsid="00824003" style:font-size-asian="10pt" style:font-size-complex="10pt"/>
    </style:style>
    <style:style style:name="T17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18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19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0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1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2" style:family="text">
      <style:text-properties style:text-position="-3% 100%" fo:font-weight="bold" style:font-weight-asian="bold"/>
    </style:style>
    <style:style style:name="T23" style:family="text">
      <style:text-properties style:text-position="-3% 100%" fo:letter-spacing="0.002cm" fo:font-weight="bold" style:font-weight-asian="bold"/>
    </style:style>
    <style:style style:name="T24" style:family="text">
      <style:text-properties style:text-position="-3% 100%" fo:letter-spacing="-0.002cm" fo:font-weight="bold" style:font-weight-asian="bold"/>
    </style:style>
    <style:style style:name="T25" style:family="text">
      <style:text-properties style:text-position="-3% 100%" fo:letter-spacing="-0.004cm" fo:font-weight="bold" style:font-weight-asian="bold"/>
    </style:style>
    <style:style style:name="T26" style:family="text">
      <style:text-properties officeooo:rsid="001bfbcb"/>
    </style:style>
    <style:style style:name="T27" style:family="text">
      <style:text-properties fo:letter-spacing="-0.002cm" fo:font-weight="bold" style:font-name-asian="Arial1" style:font-weight-asian="bold" style:font-name-complex="Arial1"/>
    </style:style>
    <style:style style:name="T28" style:family="text">
      <style:text-properties fo:letter-spacing="-0.002cm" fo:font-weight="bold" style:font-name-asian="Arial1" style:font-weight-asian="bold" style:font-name-complex="Arial1" style:text-scale="99%"/>
    </style:style>
    <style:style style:name="T29" style:family="text">
      <style:text-properties fo:letter-spacing="-0.002cm" fo:language="es" fo:country="ES"/>
    </style:style>
    <style:style style:name="T30" style:family="text">
      <style:text-properties fo:letter-spacing="-0.002cm" fo:language="es" fo:country="ES" fo:font-weight="bold" style:font-weight-asian="bold"/>
    </style:style>
    <style:style style:name="T31" style:family="text">
      <style:text-properties fo:letter-spacing="0.005cm"/>
    </style:style>
    <style:style style:name="T32" style:family="text">
      <style:text-properties fo:letter-spacing="0.005cm" fo:font-weight="bold" style:font-name-asian="Arial1" style:font-weight-asian="bold" style:font-name-complex="Arial1"/>
    </style:style>
    <style:style style:name="T33" style:family="text">
      <style:text-properties fo:letter-spacing="0.005cm" fo:font-weight="bold" style:font-name-asian="Arial1" style:font-weight-asian="bold" style:font-name-complex="Arial1" style:text-scale="99%"/>
    </style:style>
    <style:style style:name="T34" style:family="text">
      <style:text-properties fo:letter-spacing="0.005cm" fo:language="es" fo:country="ES"/>
    </style:style>
    <style:style style:name="T35" style:family="text">
      <style:text-properties fo:language="es" fo:country="ES"/>
    </style:style>
    <style:style style:name="T36" style:family="text">
      <style:text-properties fo:language="es" fo:country="ES" fo:font-weight="bold" style:font-weight-asian="bold"/>
    </style:style>
    <style:style style:name="T37" style:family="text">
      <style:text-properties fo:letter-spacing="0.007cm"/>
    </style:style>
    <style:style style:name="T38" style:family="text">
      <style:text-properties fo:letter-spacing="0.007cm" fo:font-weight="bold" style:font-name-asian="Arial1" style:font-weight-asian="bold" style:font-name-complex="Arial1"/>
    </style:style>
    <style:style style:name="T39" style:family="text">
      <style:text-properties fo:letter-spacing="0.007cm" fo:font-weight="bold" style:font-name-asian="Arial1" style:font-weight-asian="bold" style:font-name-complex="Arial1" style:text-scale="99%"/>
    </style:style>
    <style:style style:name="T40" style:family="text">
      <style:text-properties fo:letter-spacing="-0.007cm"/>
    </style:style>
    <style:style style:name="T41" style:family="text">
      <style:text-properties fo:letter-spacing="0.002cm"/>
    </style:style>
    <style:style style:name="T42" style:family="text">
      <style:text-properties fo:letter-spacing="0.002cm" fo:font-weight="bold" style:font-name-asian="Arial1" style:font-weight-asian="bold" style:font-name-complex="Arial1"/>
    </style:style>
    <style:style style:name="T43" style:family="text">
      <style:text-properties fo:letter-spacing="0.002cm" fo:font-weight="bold" style:font-name-asian="Arial1" style:font-weight-asian="bold" style:font-name-complex="Arial1" style:text-scale="99%"/>
    </style:style>
    <style:style style:name="T44" style:family="text">
      <style:text-properties fo:letter-spacing="0.002cm" fo:language="es" fo:country="ES"/>
    </style:style>
    <style:style style:name="T45" style:family="text">
      <style:text-properties fo:letter-spacing="0.002cm" fo:language="es" fo:country="ES" fo:font-weight="bold" style:font-weight-asian="bold"/>
    </style:style>
    <style:style style:name="T46" style:family="text">
      <style:text-properties fo:letter-spacing="0.004cm" fo:font-weight="bold" style:font-name-asian="Arial1" style:font-weight-asian="bold" style:font-name-complex="Arial1"/>
    </style:style>
    <style:style style:name="T47" style:family="text">
      <style:text-properties fo:letter-spacing="0.004cm" fo:font-weight="bold" style:font-name-asian="Arial1" style:font-weight-asian="bold" style:font-name-complex="Arial1" style:text-scale="99%"/>
    </style:style>
    <style:style style:name="T48" style:family="text">
      <style:text-properties fo:letter-spacing="0.004cm" fo:language="es" fo:country="ES" fo:font-weight="bold" style:font-weight-asian="bold"/>
    </style:style>
    <style:style style:name="T49" style:family="text">
      <style:text-properties fo:letter-spacing="-0.009cm" fo:font-weight="bold" style:font-name-asian="Arial1" style:font-weight-asian="bold" style:font-name-complex="Arial1"/>
    </style:style>
    <style:style style:name="T50" style:family="text">
      <style:text-properties fo:letter-spacing="-0.009cm" fo:font-weight="bold" style:font-name-asian="Arial1" style:font-weight-asian="bold" style:font-name-complex="Arial1" style:text-scale="99%"/>
    </style:style>
    <style:style style:name="T51" style:family="text">
      <style:text-properties fo:letter-spacing="0.009cm" fo:font-weight="bold" style:font-name-asian="Arial1" style:font-weight-asian="bold" style:font-name-complex="Arial1" style:text-scale="99%"/>
    </style:style>
    <style:style style:name="T52" style:family="text">
      <style:text-properties fo:letter-spacing="-0.004cm" fo:language="es" fo:country="ES"/>
    </style:style>
    <style:style style:name="T53" style:family="text">
      <style:text-properties fo:letter-spacing="-0.018cm" fo:language="es" fo:country="ES"/>
    </style:style>
    <style:style style:name="T54" style:family="text">
      <style:text-properties fo:letter-spacing="-0.019cm" fo:language="es" fo:country="ES"/>
    </style:style>
    <style:style style:name="T55" style:family="text">
      <style:text-properties fo:letter-spacing="-0.014cm" fo:language="es" fo:country="ES" fo:font-weight="bold" style:font-weight-asian="bold"/>
    </style:style>
    <style:style style:name="T56" style:family="text">
      <style:text-properties fo:letter-spacing="-0.005cm" fo:language="es" fo:country="ES"/>
    </style:style>
    <style:style style:name="T57" style:family="text">
      <style:text-properties fo:letter-spacing="0.011cm" fo:language="es" fo:country="ES"/>
    </style:style>
    <style:style style:name="T58" style:family="text">
      <style:text-properties fo:letter-spacing="-0.025cm" fo:font-weight="bold" style:font-name-asian="Arial1" style:font-weight-asian="bold" style:font-name-complex="Arial1"/>
    </style:style>
    <style:style style:name="T59" style:family="text">
      <style:text-properties officeooo:rsid="00785cda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technical_support.name" text:name="py3o.o.technical_support.name"/>
        <text:user-field-decl office:value-type="string" office:string-value="technical_support.identification_id" text:name="py3o.o.technical_support.identification_id"/>
      </text:user-field-decls>
      <text:p text:style-name="P46"><text:a xlink:type="simple" xlink:href="py3o://for=%22o%20in%20objects%22" text:style-name="Internet_20_link" text:visited-style-name="Visited_20_Internet_20_Link"><text:span text:style-name="T10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2">CLIENTE</text:p>
          </table:table-cell>
          <table:table-cell table:style-name="Tabla1.B1" table:number-columns-spanned="5" office:value-type="string">
            <text:p text:style-name="P11"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32">D<text:span text:style-name="T37">o</text:span><text:span text:style-name="T40">m</text:span>icili<text:span text:style-name="T41">o</text:span>:</text:p>
          </table:table-cell>
          <table:table-cell table:style-name="Tabla1.B2" table:number-columns-spanned="5" office:value-type="string">
            <text:p text:style-name="P32"><text:user-field-get text:name="py3o.o.address_invoice_id.street">address_invoice_id.stree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32"><text:span text:style-name="T31">Fecha del tratamiento</text:span>:</text:p>
          </table:table-cell>
          <table:table-cell table:style-name="Tabla1.B3" office:value-type="string">
            <text:p text:style-name="Standard"><text:a xlink:type="simple" xlink:href="py3o://function=format_date(o.picking_date,%20'%25d/%25m/%25Y')" text:style-name="Internet_20_link" text:visited-style-name="Visited_20_Internet_20_Link"><text:span text:style-name="T11">function=format_date(o.picking_date, '%d/%m/%Y')</text:span></text:a></text:p>
          </table:table-cell>
          <table:table-cell table:style-name="Tabla1.C3" office:value-type="string">
            <text:p text:style-name="P16">Hora inicio</text:p>
          </table:table-cell>
          <table:table-cell table:style-name="Tabla1.D3" office:value-type="string">
            <text:p text:style-name="P16"><text:user-field-get text:name="py3o.o.start_time_str">start_time</text:user-field-get></text:p>
          </table:table-cell>
          <table:table-cell table:style-name="Tabla1.C3" office:value-type="string">
            <text:p text:style-name="P16">Hora <text:span text:style-name="T59">fin</text:span></text:p>
          </table:table-cell>
          <table:table-cell table:style-name="Tabla1.F3" office:value-type="string">
            <text:p text:style-name="P16"><text:user-field-get text:name="py3o.o.end_time_str">end_time</text:user-field-get>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table:number-rows-spanned="2" office:value-type="string">
            <text:p text:style-name="P31">ESPECIES DETECTADAS</text:p>
          </table:table-cell>
          <table:table-cell table:style-name="Tabla2.A1" table:number-rows-spanned="2" office:value-type="string">
            <text:p text:style-name="P18">UBICACIÓN</text:p>
          </table:table-cell>
          <table:table-cell table:style-name="Tabla2.A1" table:number-columns-spanned="3" office:value-type="string">
            <text:p text:style-name="P18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8">LEVE</text:p>
          </table:table-cell>
          <table:table-cell table:style-name="Tabla2.A1" office:value-type="string">
            <text:p text:style-name="P18">MEDIO</text:p>
          </table:table-cell>
          <table:table-cell table:style-name="Tabla2.A1" office:value-type="string">
            <text:p text:style-name="P18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4"><text:a xlink:type="simple" xlink:href="py3o://for=%22a%20in%20o.detected_species_id%22" text:style-name="Internet_20_link" text:visited-style-name="Visited_20_Internet_20_Link"><text:span text:style-name="T12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2"><text:a xlink:type="simple" xlink:href="py3o://with=%22especie=dict(a.fields_get(allfields=['name'])['name']['selection'])[a.name]%22" text:style-name="Internet_20_link" text:visited-style-name="Visited_20_Internet_20_Link"><text:span text:style-name="T3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3"><text:user-field-get text:name="py3o.especie">especie</text:user-field-get></text:p>
          </table:table-cell>
          <table:table-cell table:style-name="Tabla2.B5" office:value-type="string">
            <text:p text:style-name="P16"><text:user-field-get text:name="py3o.a.location">detected_species_location</text:user-field-get></text:p>
          </table:table-cell>
          <table:table-cell table:style-name="Tabla2.C5" office:value-type="string">
            <text:p text:style-name="P15"><text:a xlink:type="simple" xlink:href="py3o://function=%22a.level_mild%20and%20'X'%20or%20''%22" text:style-name="Internet_20_link" text:visited-style-name="Visited_20_Internet_20_Link"><text:span text:style-name="T13">function="a.level_mild and 'X' or ''"</text:span></text:a></text:p>
          </table:table-cell>
          <table:table-cell table:style-name="Tabla2.D5" office:value-type="string">
            <text:p text:style-name="P15"><text:a xlink:type="simple" xlink:href="py3o://function=%22a.level_medium%20and%20'X'%20or%20''%22" text:style-name="Internet_20_link" text:visited-style-name="Visited_20_Internet_20_Link"><text:span text:style-name="T14">function="a.level_medium and 'X' or ''"</text:span></text:a></text:p>
          </table:table-cell>
          <table:table-cell table:style-name="Tabla2.E5" office:value-type="string">
            <text:p text:style-name="P15"><text:a xlink:type="simple" xlink:href="py3o://function=%22a.level_high%20and%20'X'%20or%20''%22" text:style-name="Internet_20_link" text:visited-style-name="Visited_20_Internet_20_Link"><text:span text:style-name="T17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27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4"><text:a xlink:type="simple" xlink:href="py3o:///for" text:style-name="Internet_20_link" text:visited-style-name="Visited_20_Internet_20_Link"><text:span text:style-name="T18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  <text:p text:style-name="P26"><text:span text:style-name="T27">P</text:span><text:span text:style-name="T5">R</text:span><text:span text:style-name="T42">O</text:span><text:span text:style-name="T5">DUC</text:span><text:span text:style-name="T32">T</text:span><text:span text:style-name="T42">O</text:span><text:span text:style-name="T5">S</text:span><text:span text:style-name="T58"> </text:span><text:span text:style-name="T28">E</text:span><text:span text:style-name="T39">M</text:span><text:span text:style-name="T28">P</text:span><text:span text:style-name="T6">L</text:span><text:span text:style-name="T39">E</text:span><text:span text:style-name="T50">A</text:span><text:span text:style-name="T47">D</text:span><text:span text:style-name="T43">O</text:span><text:span text:style-name="T6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3">Area tratada</text:p>
          </table:table-cell>
          <table:table-cell table:style-name="Tabla3.A1" office:value-type="string">
            <text:p text:style-name="P33">Tipo de Biocida</text:p>
          </table:table-cell>
          <table:table-cell table:style-name="Tabla3.A1" office:value-type="string">
            <text:p text:style-name="P34">Nombre comercial</text:p>
          </table:table-cell>
          <table:table-cell table:style-name="Tabla3.A1" office:value-type="string">
            <text:p text:style-name="P36">Materia activa %</text:p>
          </table:table-cell>
          <table:table-cell table:style-name="Tabla3.A1" office:value-type="string">
            <text:p text:style-name="P35">Nº registro</text:p>
          </table:table-cell>
          <table:table-cell table:style-name="Tabla3.A1" office:value-type="string">
            <text:p text:style-name="P35">Método aplicación</text:p>
          </table:table-cell>
          <table:table-cell table:style-name="Tabla3.A1" office:value-type="string">
            <text:p text:style-name="P35">Dosis (%)</text:p>
          </table:table-cell>
          <table:table-cell table:style-name="Tabla3.A1" office:value-type="string">
            <text:p text:style-name="P34">Plazo seguridad</text:p>
          </table:table-cell>
        </table:table-row>
        <table:table-row table:style-name="Tabla3.2">
          <table:table-cell table:style-name="Tabla3.A2" table:number-columns-spanned="8" office:value-type="string">
            <text:h text:style-name="P47" text:outline-level="2"><text:a xlink:type="simple" xlink:href="py3o://for=%22p%20in%20o.products_used_id%22" text:style-name="Internet_20_link" text:visited-style-name="Visited_20_Internet_20_Link"><text:span text:style-name="T19">for="p in o.products_used_id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h text:style-name="P45" text:outline-level="2"><text:user-field-get text:name="py3o.p.treated_area">products_used.treated_area</text:user-field-get></text:h>
          </table:table-cell>
          <table:table-cell table:style-name="Tabla3.B3" office:value-type="string">
            <text:h text:style-name="P45" text:outline-level="2"><text:user-field-get text:name="py3o.p.type_of_biocide">products_used.type_of_biocide</text:user-field-get></text:h>
          </table:table-cell>
          <table:table-cell table:style-name="Tabla3.C3" office:value-type="string">
            <text:h text:style-name="P45" text:outline-level="2"><text:user-field-get text:name="py3o.p.product_id.name">products_used.name</text:user-field-get></text:h>
          </table:table-cell>
          <table:table-cell table:style-name="Tabla3.D3" office:value-type="string">
            <text:h text:style-name="P45" text:outline-level="2"><text:user-field-get text:name="py3o.p.active_matter">products_used.active_matter</text:user-field-get></text:h>
          </table:table-cell>
          <table:table-cell table:style-name="Tabla3.E3" office:value-type="string">
            <text:h text:style-name="P45" text:outline-level="2"><text:user-field-get text:name="py3o.p.registration_number">products_used.registration_number</text:user-field-get></text:h>
          </table:table-cell>
          <table:table-cell table:style-name="Tabla3.F3" office:value-type="string">
            <text:h text:style-name="P45" text:outline-level="2"><text:user-field-get text:name="py3o.p.application_method">products_used.application_method</text:user-field-get></text:h>
          </table:table-cell>
          <table:table-cell table:style-name="Tabla3.G3" office:value-type="string">
            <text:h text:style-name="P45" text:outline-level="2"><text:user-field-get text:name="py3o.p.dose">products_used.dose</text:user-field-get></text:h>
          </table:table-cell>
          <table:table-cell table:style-name="Tabla3.H3" office:value-type="string">
            <text:h text:style-name="P45" text:outline-level="2"><text:user-field-get text:name="py3o.p.security_term">products_used.security_term</text:user-field-get></text:h>
          </table:table-cell>
        </table:table-row>
        <table:table-row table:style-name="Tabla3.4">
          <table:table-cell table:style-name="Tabla3.A4" table:number-columns-spanned="8" office:value-type="string">
            <text:p text:style-name="P10"><text:a xlink:type="simple" xlink:href="py3o:///for" text:style-name="Internet_20_link" text:visited-style-name="Visited_20_Internet_20_Link"><text:span text:style-name="T20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OTROS</text:p>
          </table:table-cell>
        </table:table-row>
        <table:table-row table:style-name="Tabla4.1">
          <table:table-cell table:style-name="Tabla4.A2" office:value-type="string">
            <text:p text:style-name="P16">Situación monitoreos:</text:p>
            <text:p text:style-name="P16"/>
            <text:p text:style-name="P16"><text:user-field-get text:name="py3o.o.monitoring_situation">monitoring_situation</text:user-field-get></text:p>
            <text:p text:style-name="P16"/>
            <text:p text:style-name="P16"/>
          </table:table-cell>
        </table:table-row>
      </table:table>
      <text:p text:style-name="P37"/>
      <text:p text:style-name="P16"><text:span text:style-name="T22">O</text:span><text:span text:style-name="T23">BS</text:span><text:span text:style-name="T22">ER</text:span><text:span text:style-name="T24">V</text:span><text:span text:style-name="T22">A</text:span><text:span text:style-name="T24">C</text:span><text:span text:style-name="T22">ION</text:span><text:span text:style-name="T23">E</text:span><text:span text:style-name="T22">S</text:span><text:span text:style-name="T23"> </text:span><text:span text:style-name="T22">/ </text:span><text:span text:style-name="T25">R</text:span><text:span text:style-name="T22">ECO</text:span><text:span text:style-name="T24">M</text:span><text:span text:style-name="T22">EN</text:span><text:span text:style-name="T24">D</text:span><text:span text:style-name="T22">A</text:span><text:span text:style-name="T24">C</text:span><text:span text:style-name="T22">ION</text:span><text:span text:style-name="T23">ES</text:span><text:span text:style-name="T22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9"><text:span text:style-name="T38">M</text:span><text:span text:style-name="T27">E</text:span><text:span text:style-name="T5">DI</text:span><text:span text:style-name="T46">D</text:span><text:span text:style-name="T49">A</text:span><text:span text:style-name="T5">S</text:span><text:span text:style-name="T49"> </text:span><text:span text:style-name="T5">A</text:span><text:span text:style-name="T27"> </text:span><text:span text:style-name="T50">A</text:span><text:span text:style-name="T47">D</text:span><text:span text:style-name="T33">O</text:span><text:span text:style-name="T28">P</text:span><text:span text:style-name="T51">T</text:span><text:span text:style-name="T50">A</text:span><text:span text:style-name="T6">R</text:span></text:p>
          </table:table-cell>
          <table:table-cell table:style-name="Tabla5.B1" office:value-type="string">
            <text:p text:style-name="P40"><text:span text:style-name="T5">NO </text:span><text:span text:style-name="T27">P</text:span><text:span text:style-name="T5">R</text:span><text:span text:style-name="T42">O</text:span><text:span text:style-name="T5">C</text:span><text:span text:style-name="T46">E</text:span><text:span text:style-name="T5">DE</text:span></text:p>
          </table:table-cell>
          <table:table-cell table:style-name="Tabla5.B1" office:value-type="string">
            <text:p text:style-name="P41"><text:span text:style-name="T42">O</text:span><text:span text:style-name="T5">B</text:span><text:span text:style-name="T27">SE</text:span><text:span text:style-name="T46">R</text:span><text:span text:style-name="T38">V</text:span><text:span text:style-name="T49">A</text:span><text:span text:style-name="T5">CI</text:span><text:span text:style-name="T42">O</text:span><text:span text:style-name="T46">N</text:span><text:span text:style-name="T42">E</text:span><text:span text:style-name="T5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28"><text:a xlink:type="simple" xlink:href="py3o://for=%22r%20in%20o.type_ddd_ids.mapped('observation_recommendation')%22" text:style-name="Internet_20_link" text:visited-style-name="Visited_20_Internet_20_Link"><text:span text:style-name="T16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0"><text:user-field-get text:name="py3o.r.name">observation.name</text:user-field-get></text:p>
          </table:table-cell>
          <table:table-cell table:style-name="Tabla5.B3" office:value-type="string">
            <text:p text:style-name="P42"/>
          </table:table-cell>
          <table:table-cell table:style-name="Tabla5.C3" office:value-type="string">
            <text:p text:style-name="P20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28"><text:a xlink:type="simple" xlink:href="py3o:///for" text:style-name="Internet_20_link" text:visited-style-name="Visited_20_Internet_20_Link"><text:span text:style-name="T15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29"><text:span text:style-name="T42">Ot</text:span><text:span text:style-name="T27">r</text:span><text:span text:style-name="T5">as</text:span></text:p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6"/>
          </table:table-cell>
        </table:table-row>
      </table:table>
      <text:p text:style-name="P43"/>
      <text:p text:style-name="P43">EL CLIENTE MANIFIESTA QUE ES DEBIDAMENTE INFORMADO DEL TRATAMIENTO REALIZADO, DE LOS PLAZOS DE SEGURIDAD DE LOS PRODUCTOS UTILIZADOS Y DE LAS PRECAUCIONES A TOMAR. </text:p>
      <text:p text:style-name="P44"><text:span text:style-name="T34">T</text:span><text:span text:style-name="T35">E</text:span><text:span text:style-name="T52">L</text:span><text:span text:style-name="T35">ÉFONO</text:span><text:span text:style-name="T53"> </text:span><text:span text:style-name="T44">I</text:span><text:span text:style-name="T35">NS</text:span><text:span text:style-name="T34">T</text:span><text:span text:style-name="T52">I</text:span><text:span text:style-name="T34">T</text:span><text:span text:style-name="T52">U</text:span><text:span text:style-name="T34">T</text:span><text:span text:style-name="T35">O</text:span><text:span text:style-name="T53"> </text:span><text:span text:style-name="T35">NACIO</text:span><text:span text:style-name="T34">N</text:span><text:span text:style-name="T35">AL</text:span><text:span text:style-name="T54"> </text:span><text:span text:style-name="T35">DE</text:span><text:span text:style-name="T52"> </text:span><text:span text:style-name="T34">T</text:span><text:span text:style-name="T35">OX</text:span><text:span text:style-name="T44">I</text:span><text:span text:style-name="T29">C</text:span><text:span text:style-name="T35">O</text:span><text:span text:style-name="T44">L</text:span><text:span text:style-name="T35">O</text:span><text:span text:style-name="T34">G</text:span><text:span text:style-name="T44">Í</text:span><text:span text:style-name="T35">A</text:span><text:span text:style-name="T54"> </text:span><text:span text:style-name="T45">9</text:span><text:span text:style-name="T36">1</text:span><text:span text:style-name="T45">562</text:span><text:span text:style-name="T30">0</text:span><text:span text:style-name="T48">4</text:span><text:span text:style-name="T45">2</text:span><text:span text:style-name="T36">0</text:span><text:span text:style-name="T55"> </text:span><text:span text:style-name="T44">(</text:span><text:span text:style-name="T29">s</text:span><text:span text:style-name="T44">o</text:span><text:span text:style-name="T35">lo</text:span><text:span text:style-name="T56"> </text:span><text:span text:style-name="T35">e</text:span><text:span text:style-name="T56">m</text:span><text:span text:style-name="T35">e</text:span><text:span text:style-name="T44">r</text:span><text:span text:style-name="T29">g</text:span><text:span text:style-name="T34">e</text:span><text:span text:style-name="T44">n</text:span><text:span text:style-name="T35">cias</text:span><text:span text:style-name="T53"> </text:span><text:span text:style-name="T35">t</text:span><text:span text:style-name="T44">o</text:span><text:span text:style-name="T29">x</text:span><text:span text:style-name="T35">ic</text:span><text:span text:style-name="T44">o</text:span><text:span text:style-name="T35">l</text:span><text:span text:style-name="T44">ó</text:span><text:span text:style-name="T29">g</text:span><text:span text:style-name="T35">ic</text:span><text:span text:style-name="T57">a</text:span><text:span text:style-name="T29">s)</text:span>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19">APLICADOR <text:s/><text:span text:style-name="T26">1</text:span></text:p>
          </table:table-cell>
          <table:table-cell table:style-name="Tabla6.B1" office:value-type="string">
            <text:p text:style-name="P18">APLICADOR <text:s/><text:span text:style-name="T26">2</text:span></text:p>
          </table:table-cell>
          <table:table-cell table:style-name="Tabla6.B1" office:value-type="string">
            <text:p text:style-name="P18">RESPONSIBLE TÉCNICO</text:p>
          </table:table-cell>
          <table:table-cell table:style-name="Tabla6.B1" office:value-type="string">
            <text:p text:style-name="P18">CLIENTE</text:p>
          </table:table-cell>
        </table:table-row>
        <text:soft-page-break/>
        <table:table-row table:style-name="Tabla6.2">
          <table:table-cell table:style-name="Tabla6.A2" office:value-type="string">
            <text:p text:style-name="P16"><text:user-field-get text:name="py3o.o.treatment_applicator1.name">treatment_applicator1.name</text:user-field-get></text:p>
            <text:p text:style-name="P16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6"><text:user-field-get text:name="py3o.o.treatment_applicator2.name">treatment_applicator2.name</text:user-field-get></text:p>
            <text:p text:style-name="P16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6"><text:user-field-get text:name="py3o.o.technical_support.name">technical_support.name</text:user-field-get></text:p>
            <text:p text:style-name="P16"><text:user-field-get text:name="py3o.o.technical_support.identification_id">technical_support.identification_id</text:user-field-get></text:p>
          </table:table-cell>
          <table:table-cell table:style-name="Tabla6.D2" office:value-type="string">
            <text:p text:style-name="P16"><text:user-field-get text:name="py3o.o.signer_name">signer_name</text:user-field-get></text:p>
            <text:p text:style-name="P16"><text:user-field-get text:name="py3o.o.signer_id">signer_dni</text:user-field-get></text:p>
          </table:table-cell>
        </table:table-row>
      </table:table>
      <text:p text:style-name="P16"/>
      <text:p text:style-name="Standard"><draw:g text:anchor-type="paragraph" draw:z-index="2" draw:name="Group 45" draw:style-name="gr1"><draw:custom-shape draw:name="Freeform 46" draw:style-name="gr2" draw:text-style-name="P48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9"><text:tab/></text:span><text:a xlink:type="simple" xlink:href="py3o:///for" text:style-name="Internet_20_link" text:visited-style-name="Visited_20_Internet_20_Link"><text:span text:style-name="T10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8.745cm" fo:margin-top="0cm" fo:margin-bottom="0cm" table:align="center" style:may-break-between-rows="false" style:writing-mode="lr-tb"/>
    </style:style>
    <style:style style:name="Tabla7.A" style:family="table-column">
      <style:table-column-properties style:column-width="7.243cm"/>
    </style:style>
    <style:style style:name="Tabla7.B" style:family="table-column">
      <style:table-column-properties style:column-width="5.749cm"/>
    </style:style>
    <style:style style:name="Tabla7.C" style:family="table-column">
      <style:table-column-properties style:column-width="5.754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none"/>
    </style:style>
    <style:style style:name="MT4" style:family="text">
      <style:text-properties style:font-name="Calibri2" style:text-underline-style="none"/>
    </style:style>
    <style:style style:name="MT5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6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1">for="o in objects"</text:span></text:a></text:p>
              <text:p text:style-name="MP8"><text:span text:style-name="MT2">CERTIFICADO Nº:</text:span><text:span text:style-name="MT3"> <text:s/></text:span><text:span text:style-name="MT4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5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6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37</meta:editing-cycles>
    <meta:print-date>2014-11-14T15:08:00</meta:print-date>
    <meta:creation-date>2016-03-02T19:40:00</meta:creation-date>
    <dc:date>2018-12-05T20:15:22.214129521</dc:date>
    <meta:editing-duration>PT22H51M47S</meta:editing-duration>
    <meta:generator>LibreOffice/6.0.6.2$Linux_X86_64 LibreOffice_project/00m0$Build-2</meta:generator>
    <meta:document-statistic meta:table-count="7" meta:image-count="1" meta:object-count="0" meta:page-count="2" meta:paragraph-count="82" meta:word-count="181" meta:character-count="1848" meta:non-whitespace-character-count="174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